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re Franklin Medium" svg:font-family="'Libre Franklin Medium'" style:font-pitch="variable"/>
    <style:font-face style:name="Libre Franklin SemiBold" svg:font-family="'Libre Franklin SemiBold'" style:font-adornments="Semi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ff0000" loext:opacity="100%" style:font-name="Libre Franklin Medium" fo:font-size="10pt" fo:language="es" fo:country="ES" fo:font-style="normal" fo:font-weight="normal" officeooo:rsid="00b0f27f" officeooo:paragraph-rsid="00115e84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text-properties fo:color="#ff0000" loext:opacity="100%" style:font-name="Libre Franklin Medium" fo:font-size="10pt" fo:language="es" fo:country="ES" fo:font-weight="normal" officeooo:rsid="00b0f27f" officeooo:paragraph-rsid="00115e84" style:font-size-asian="10pt" style:font-weight-asian="normal" style:font-size-complex="10pt" style:font-weight-complex="normal"/>
    </style:style>
    <style:style style:name="P3" style:family="paragraph" style:parent-style-name="Standard">
      <style:text-properties fo:color="#ff0000" loext:opacity="100%" style:font-name="Libre Franklin Medium" fo:font-size="10pt" fo:language="es" fo:country="ES" fo:font-weight="normal" officeooo:rsid="00b0f27f" officeooo:paragraph-rsid="001e055a" style:font-size-asian="10pt" style:font-weight-asian="normal" style:font-size-complex="10pt" style:font-weight-complex="normal"/>
    </style:style>
    <style:style style:name="P4" style:family="paragraph" style:parent-style-name="Standard">
      <style:text-properties fo:color="#ff0000" loext:opacity="100%" style:font-name="Libre Franklin Medium" fo:font-size="10pt" fo:language="es" fo:country="ES" fo:font-weight="normal" officeooo:rsid="00b0f27f" officeooo:paragraph-rsid="0023586d" style:font-size-asian="10pt" style:font-weight-asian="normal" style:font-size-complex="10pt" style:font-weight-complex="normal"/>
    </style:style>
    <style:style style:name="P5" style:family="paragraph" style:parent-style-name="Standard">
      <style:text-properties fo:color="#ff0000" loext:opacity="100%" style:font-name="Libre Franklin Medium" fo:font-size="10pt" fo:language="es" fo:country="ES" fo:font-weight="normal" officeooo:rsid="00b0f27f" officeooo:paragraph-rsid="00254aa8" style:font-size-asian="10pt" style:font-weight-asian="normal" style:font-size-complex="10pt" style:font-weight-complex="normal"/>
    </style:style>
    <style:style style:name="P6" style:family="paragraph" style:parent-style-name="Standard">
      <style:text-properties fo:color="#ff0000" loext:opacity="100%" style:font-name="Libre Franklin Medium" fo:font-size="10pt" fo:language="es" fo:country="ES" fo:font-weight="normal" officeooo:rsid="00b0f27f" officeooo:paragraph-rsid="0027b9b3" style:font-size-asian="10pt" style:font-weight-asian="normal" style:font-size-complex="10pt" style:font-weight-complex="normal"/>
    </style:style>
    <style:style style:name="P7" style:family="paragraph" style:parent-style-name="Standard">
      <style:text-properties fo:text-transform="uppercase" style:use-window-font-color="true" loext:opacity="0%" style:font-name="Libre Franklin SemiBold" fo:font-size="10pt" fo:language="es" fo:country="ES" fo:font-weight="normal" officeooo:rsid="00ad630e" officeooo:paragraph-rsid="00115e84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fo:text-transform="uppercase" fo:color="#ff0000" loext:opacity="100%" style:font-name="Libre Franklin SemiBold" fo:font-size="12pt" fo:language="es" fo:country="ES" fo:font-weight="normal" officeooo:rsid="00acd2c3" officeooo:paragraph-rsid="00115e84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use-window-font-color="true" loext:opacity="0%" style:font-name="Libre Franklin Medium" fo:font-size="12pt" fo:language="es" fo:country="ES" fo:font-weight="normal" officeooo:rsid="00ad630e" officeooo:paragraph-rsid="00115e84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use-window-font-color="true" loext:opacity="0%" style:font-name="Libre Franklin Medium" fo:font-size="12pt" fo:language="es" fo:country="ES" fo:font-weight="normal" officeooo:rsid="00af0ae4" officeooo:paragraph-rsid="00115e84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use-window-font-color="true" loext:opacity="0%" style:font-name="Libre Franklin SemiBold" fo:font-size="12pt" fo:language="es" fo:country="ES" fo:font-weight="normal" officeooo:rsid="00ad630e" officeooo:paragraph-rsid="00115e84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use-window-font-color="true" loext:opacity="0%" style:font-name="Libre Franklin SemiBold" fo:font-size="12pt" fo:language="es" fo:country="ES" fo:font-weight="normal" officeooo:rsid="00ad630e" officeooo:paragraph-rsid="0023586d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use-window-font-color="true" loext:opacity="0%" style:font-name="Libre Franklin SemiBold" fo:font-size="12pt" fo:language="es" fo:country="ES" fo:font-weight="normal" officeooo:rsid="00ad630e" officeooo:paragraph-rsid="00254aa8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use-window-font-color="true" loext:opacity="0%" style:font-name="Libre Franklin SemiBold" fo:font-size="12pt" fo:language="es" fo:country="ES" fo:font-weight="normal" officeooo:rsid="00ad630e" officeooo:paragraph-rsid="0027b9b3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use-window-font-color="true" loext:opacity="0%" style:font-name="Libre Franklin SemiBold" fo:font-size="10pt" fo:language="es" fo:country="ES" fo:font-weight="normal" officeooo:rsid="00262b0a" officeooo:paragraph-rsid="00262b0a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use-window-font-color="true" loext:opacity="0%" style:font-name="Libre Franklin SemiBold" fo:font-size="10pt" fo:language="es" fo:country="ES" fo:font-weight="normal" officeooo:paragraph-rsid="00115e84" style:font-size-asian="8.75pt" style:font-weight-asian="normal" style:font-size-complex="10pt" style:font-weight-complex="normal"/>
    </style:style>
    <style:style style:name="P17" style:family="paragraph" style:parent-style-name="Standard">
      <style:text-properties style:use-window-font-color="true" loext:opacity="0%" style:font-name="Libre Franklin SemiBold" fo:font-size="10pt" fo:language="es" fo:country="ES" fo:font-weight="normal" officeooo:rsid="00ad630e" officeooo:paragraph-rsid="00115e84" style:font-size-asian="8.75pt" style:font-weight-asian="normal" style:font-size-complex="10pt" style:font-weight-complex="normal"/>
    </style:style>
    <style:style style:name="P18" style:family="paragraph" style:parent-style-name="Standard">
      <style:text-properties fo:font-variant="normal" fo:text-transform="none" fo:color="#ff0000" loext:opacity="100%" style:font-name="Libre Franklin Medium" fo:font-size="10pt" fo:letter-spacing="normal" fo:language="es" fo:country="ES" fo:font-style="normal" fo:font-weight="normal" officeooo:rsid="00b0f27f" officeooo:paragraph-rsid="0027b9b3" style:font-size-asian="10pt" style:font-weight-asian="normal" style:font-size-complex="10pt" style:font-weight-complex="normal"/>
    </style:style>
    <style:style style:name="P19" style:family="paragraph" style:parent-style-name="Standard">
      <style:text-properties fo:font-variant="normal" fo:text-transform="none" fo:color="#ff0000" loext:opacity="100%" style:font-name="Libre Franklin Medium" fo:font-size="10pt" fo:letter-spacing="normal" fo:language="es" fo:country="ES" fo:font-style="normal" fo:font-weight="normal" officeooo:rsid="00b0f27f" officeooo:paragraph-rsid="00115e84" style:font-size-asian="10pt" style:font-weight-asian="normal" style:font-size-complex="10pt" style:font-weight-complex="normal"/>
    </style:style>
    <style:style style:name="P20" style:family="paragraph" style:parent-style-name="Standard">
      <style:text-properties fo:font-variant="normal" fo:text-transform="none" style:use-window-font-color="true" loext:opacity="0%" style:font-name="Libre Franklin Medium" fo:font-size="12pt" fo:letter-spacing="normal" fo:language="es" fo:country="ES" fo:font-style="normal" fo:font-weight="normal" officeooo:rsid="00af0ae4" officeooo:paragraph-rsid="00115e84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variant="normal" fo:text-transform="none" style:use-window-font-color="true" loext:opacity="0%" style:font-name="Libre Franklin SemiBold" fo:font-size="10pt" fo:letter-spacing="normal" fo:language="es" fo:country="ES" fo:font-style="normal" fo:font-weight="normal" officeooo:rsid="00af0ae4" officeooo:paragraph-rsid="00115e84" style:font-size-asian="8.75pt" style:font-weight-asian="normal" style:font-size-complex="10pt" style:font-weight-complex="normal"/>
    </style:style>
    <style:style style:name="P22" style:family="paragraph" style:parent-style-name="Standard">
      <style:text-properties style:use-window-font-color="true" loext:opacity="0%" style:font-name="Libre Franklin Medium" fo:font-size="12pt" fo:language="es" fo:country="ES" fo:font-weight="normal" officeooo:rsid="00ad630e" officeooo:paragraph-rsid="003520fc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use-window-font-color="true" loext:opacity="0%" style:font-name="Libre Franklin Medium" fo:font-size="12pt" fo:language="es" fo:country="ES" fo:font-weight="normal" officeooo:rsid="00ad630e" officeooo:paragraph-rsid="00115e84" style:font-size-asian="12pt" style:font-weight-asian="normal" style:font-size-complex="12pt" style:font-weight-complex="normal"/>
    </style:style>
    <style:style style:name="T1" style:family="text">
      <style:text-properties officeooo:rsid="00b0f27f"/>
    </style:style>
    <style:style style:name="T2" style:family="text">
      <style:text-properties fo:color="#808080" loext:opacity="100%" officeooo:rsid="00b0f27f"/>
    </style:style>
    <style:style style:name="T3" style:family="text">
      <style:text-properties fo:color="#808080" loext:opacity="100%" style:font-name="Libre Franklin Medium" officeooo:rsid="00b0f27f"/>
    </style:style>
    <style:style style:name="T4" style:family="text">
      <style:text-properties fo:color="#808080" loext:opacity="100%" officeooo:rsid="00b2cd0a"/>
    </style:style>
    <style:style style:name="T5" style:family="text">
      <style:text-properties fo:text-transform="uppercase" fo:color="#808080" loext:opacity="100%" style:font-name="Libre Franklin Medium" officeooo:rsid="00b0f27f"/>
    </style:style>
    <style:style style:name="T6" style:family="text">
      <style:text-properties fo:text-transform="uppercase" officeooo:rsid="001c7ad5"/>
    </style:style>
    <style:style style:name="T7" style:family="text">
      <style:text-properties officeooo:rsid="00c9cd5d"/>
    </style:style>
    <style:style style:name="T8" style:family="text">
      <style:text-properties officeooo:rsid="00af9adc"/>
    </style:style>
    <style:style style:name="T9" style:family="text">
      <style:text-properties fo:font-variant="normal" fo:text-transform="none" fo:color="#808080" loext:opacity="100%" fo:letter-spacing="normal" fo:font-style="normal" officeooo:rsid="00b376a3"/>
    </style:style>
    <style:style style:name="T10" style:family="text">
      <style:text-properties fo:font-variant="normal" fo:text-transform="none" fo:letter-spacing="normal" fo:font-style="normal"/>
    </style:style>
    <style:style style:name="T11" style:family="text">
      <style:text-properties fo:font-variant="normal" fo:text-transform="none" fo:letter-spacing="normal" fo:font-style="normal" officeooo:rsid="0034f1eb"/>
    </style:style>
    <style:style style:name="T12" style:family="text">
      <style:text-properties officeooo:rsid="001ab44d"/>
    </style:style>
    <style:style style:name="T13" style:family="text">
      <style:text-properties officeooo:rsid="001c7ad5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1c7ad5" style:font-style-asian="normal" style:font-style-complex="normal"/>
    </style:style>
    <style:style style:name="T16" style:family="text">
      <style:text-properties officeooo:rsid="0023586d"/>
    </style:style>
    <style:style style:name="T17" style:family="text">
      <style:text-properties officeooo:rsid="00254aa8"/>
    </style:style>
    <style:style style:name="T18" style:family="text">
      <style:text-properties style:font-style-asian="normal" style:font-style-complex="normal"/>
    </style:style>
    <style:style style:name="T19" style:family="text">
      <style:text-properties officeooo:rsid="001c7ad5" style:font-style-asian="normal" style:font-style-complex="normal"/>
    </style:style>
    <style:style style:name="T20" style:family="text">
      <style:text-properties officeooo:rsid="0027b9b3"/>
    </style:style>
    <style:style style:name="T21" style:family="text">
      <style:text-properties officeooo:rsid="002ab7d0"/>
    </style:style>
    <style:style style:name="T22" style:family="text">
      <style:text-properties fo:color="#ff0000" loext:opacity="100%" fo:font-size="10pt" fo:font-style="normal" officeooo:rsid="001c7ad5" style:font-size-asian="10pt" style:font-style-asian="normal" style:font-size-complex="10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2">VED</text:span> <text:span text:style-name="T12">QUE</text:span> <text:span text:style-name="T12">LA</text:span> <text:span text:style-name="T12">VIRGEN</text:span> <text:span text:style-name="T12">concebirÁ</text:span></text:p>
      <text:p text:style-name="P15">Mateo 1, 20-25</text:p>
      <text:p text:style-name="P16"/>
      <text:p text:style-name="P1"><text:tab/><text:span text:style-name="T13">Lam</text:span> <text:s text:c="57"/><text:span text:style-name="T13">Sol <text:s text:c="7"/>Lam <text:s text:c="2"/>Sol <text:s text:c="6"/>Lam</text:span></text:p>
      <text:p text:style-name="P9"><text:span text:style-name="T2">S.<text:tab/></text:span><text:span text:style-name="T1">Ved que la virgen concebirá y dará a luz un hijo,</text:span></text:p>
      <text:p text:style-name="P2"><text:tab/> <text:s text:c="51"/><text:span text:style-name="T13">Sol <text:s text:c="29"/>Lam</text:span></text:p>
      <text:p text:style-name="P9"><text:tab/>a quien pondrá por nombre Enmanuel.</text:p>
      <text:p text:style-name="P9"/>
      <text:p text:style-name="P2"><text:tab/><text:span text:style-name="T13">Lam</text:span> <text:s text:c="29"/><text:span text:style-name="T13">Sol <text:s text:c="25"/>Lam</text:span></text:p>
      <text:p text:style-name="P11"><text:span text:style-name="T3">A.<text:tab/></text:span><text:span text:style-name="T6">eNmanuel, dios CON NOSOTROS.</text:span></text:p>
      <text:p text:style-name="P17"/>
      <text:p text:style-name="P3"><text:tab/><text:span text:style-name="T15">Lam</text:span><text:span text:style-name="T14"> <text:s text:c="44"/></text:span><text:span text:style-name="T15">Sol <text:s text:c="14"/>Lam <text:s/>Sol <text:s text:c="14"/>Lam</text:span></text:p>
      <text:p text:style-name="P10"><text:span text:style-name="T4">S.<text:tab/></text:span><text:span text:style-name="T7">José, no temas en tomar a María <text:s text:c="2"/>como tu mujer,</text:span></text:p>
      <text:p text:style-name="P2"><text:tab/> <text:s text:c="38"/><text:span text:style-name="T16">Sol <text:s text:c="22"/>Lam</text:span></text:p>
      <text:p text:style-name="P10"><text:tab/>por que su hijo es el E<text:span text:style-name="T16">n</text:span>manuel.</text:p>
      <text:p text:style-name="P10"/>
      <text:p text:style-name="P4"><text:tab/><text:span text:style-name="T13">Lam</text:span> <text:s text:c="29"/><text:span text:style-name="T13">Sol <text:s text:c="25"/>Lam</text:span></text:p>
      <text:p text:style-name="P12"><text:span text:style-name="T5">A.<text:tab/></text:span><text:span text:style-name="T6">eNmanuel, dios CON NOSOTROS.</text:span></text:p>
      <text:p text:style-name="P7"/>
      <text:p text:style-name="P5"><text:tab/><text:span text:style-name="T15">Lam</text:span><text:span text:style-name="T14"> <text:s text:c="27"/></text:span><text:span text:style-name="T15">Sol <text:s text:c="18"/>Lam <text:s/>Sol <text:s text:c="6"/>Lam</text:span></text:p>
      <text:p text:style-name="P10"><text:span text:style-name="T4">S.<text:tab/></text:span><text:span text:style-name="T8">Dará a luz un hijo, él salvará <text:s text:c="4"/>a su pueblo,</text:span></text:p>
      <text:p text:style-name="P5"><text:tab/> <text:s text:c="51"/><text:span text:style-name="T17">Sol <text:s text:c="28"/>Lam</text:span></text:p>
      <text:p text:style-name="P10"><text:tab/>y tú le pondrás por nombre E<text:span text:style-name="T17">n</text:span>manuel.</text:p>
      <text:p text:style-name="P10"/>
      <text:p text:style-name="P5"><text:tab/><text:span text:style-name="T13">Lam</text:span> <text:s text:c="29"/><text:span text:style-name="T13">Sol <text:s text:c="25"/>Lam</text:span></text:p>
      <text:p text:style-name="P13"><text:span text:style-name="T5">A.<text:tab/></text:span><text:span text:style-name="T6">eNmanuel, dios CON NOSOTROS.</text:span></text:p>
      <text:p text:style-name="P21"/>
      <text:p text:style-name="P18"><text:tab/><text:span text:style-name="T19">Lam</text:span><text:span text:style-name="T18"> <text:s text:c="40"/></text:span><text:span text:style-name="T19">Sol <text:s text:c="3"/>Lam <text:s/>Sol <text:s text:c="6"/>Lam</text:span></text:p>
      <text:p text:style-name="P10"><text:span text:style-name="T9">S.<text:tab/></text:span><text:span text:style-name="T10">Despertado del sueño hizo <text:s text:c="2"/>como </text:span><text:span text:style-name="T11">mando </text:span><text:span text:style-name="T10">el ángel,</text:span></text:p>
      <text:p text:style-name="P19"><text:tab/> <text:s text:c="21"/><text:span text:style-name="T20">Sol <text:s text:c="25"/>Lam</text:span></text:p>
      <text:p text:style-name="P20"><text:tab/>y <text:span text:style-name="T21">fue pa</text:span>dre del E<text:span text:style-name="T20">n</text:span>manuel.</text:p>
      <text:p text:style-name="P20"/>
      <text:p text:style-name="P6"><text:tab/><text:span text:style-name="T13">Lam</text:span> <text:s text:c="29"/><text:span text:style-name="T13">Sol <text:s text:c="25"/>Lam</text:span></text:p>
      <text:p text:style-name="P14"><text:span text:style-name="T5">A.<text:tab/></text:span><text:span text:style-name="T6">eNmanuel, dios CON NOSOTR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re Franklin Medium" svg:font-family="'Libre Franklin Medium'" style:font-pitch="variable"/>
    <style:font-face style:name="Libre Franklin SemiBold" svg:font-family="'Libre Franklin SemiBold'" style:font-adornments="Semi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3T11:30:54.097557989</meta:creation-date>
    <dc:date>2021-12-22T15:32:03.018281826</dc:date>
    <meta:editing-duration>PT2H1M4S</meta:editing-duration>
    <meta:editing-cycles>18</meta:editing-cycles>
    <meta:generator>LibreOffice/7.1.8.1$Linux_X86_64 LibreOffice_project/10$Build-1</meta:generator>
    <meta:document-statistic meta:table-count="0" meta:image-count="0" meta:object-count="0" meta:page-count="1" meta:paragraph-count="26" meta:word-count="136" meta:character-count="1392" meta:non-whitespace-character-count="526"/>
  </office:meta>
</office:document-meta>
</file>